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61pt"/>
    </style:style>
    <style:style style:name="co2" style:family="table-column">
      <style:table-column-properties fo:break-before="auto" style:column-width="248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94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58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Provider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Duration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Registration Close Date</text:p>
          </table:table-cell>
          <table:table-cell table:style-name="ce1"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LSE (London School Economics)</text:p>
          </table:table-cell>
          <table:table-cell table:style-name="ce2" office:value-type="string" calcext:value-type="string">
            <text:p>LSE Business, International Relations and the Political Economy online certificate course</text:p>
          </table:table-cell>
          <table:table-cell table:style-name="ce2" office:value-type="string" calcext:value-type="string">
            <text:p>7-10 weeks</text:p>
          </table:table-cell>
          <table:table-cell office:value-type="string" calcext:value-type="string">
            <text:p>Self directed online course</text:p>
          </table:table-cell>
          <table:table-cell table:style-name="ce3" office:value-type="date" office:date-value="2020-04-21" calcext:value-type="date">
            <text:p>04/21/20</text:p>
          </table:table-cell>
          <table:table-cell office:value-type="string" calcext:value-type="string">
            <text:p><text:a xlink:href="https://www.getsmarter.com/courses/uk/lse-business-international-relations" xlink:type="simple">https://www.getsmarter.com/courses/uk/lse-business-international-relations</text:a> </text:p>
          </table:table-cell>
        </table:table-row>
        <table:table-row table:style-name="ro3">
          <table:table-cell office:value-type="string" calcext:value-type="string">
            <text:p>LSE </text:p>
          </table:table-cell>
          <table:table-cell office:value-type="string" calcext:value-type="string">
            <text:p>Computational Economics</text:p>
          </table:table-cell>
          <table:table-cell office:value-type="string" calcext:value-type="string">
            <text:p>3 Weeks 6/22-7/10</text:p>
          </table:table-cell>
          <table:table-cell office:value-type="string" calcext:value-type="string">
            <text:p>Summer cource</text:p>
          </table:table-cell>
          <table:table-cell/>
          <table:table-cell office:value-type="string" calcext:value-type="string">
            <text:p><text:a xlink:href="https://www.lse.ac.uk/study-at-lse/summer-schools/Summer-School/Courses/Secure/Economics/EC315" xlink:type="simple">https://www.lse.ac.uk/study-at-lse/summer-schools/Summer-School/Courses/Secure/Economics/EC315</text:a> </text:p>
          </table:table-cell>
        </table:table-row>
        <table:table-row table:style-name="ro4">
          <table:table-cell office:value-type="string" calcext:value-type="string">
            <text:p>MIT</text:p>
          </table:table-cell>
          <table:table-cell table:style-name="ce2" office:value-type="string" calcext:value-type="string">
            <text:p>Discrete Choice Analysis: Predicting Individual Behavior and Market Demand</text:p>
            <text:p/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Intense event</text:p>
          </table:table-cell>
          <table:table-cell table:style-name="ce3" office:value-type="date" office:date-value="2020-05-15" calcext:value-type="date">
            <text:p>05/15/20</text:p>
          </table:table-cell>
          <table:table-cell office:value-type="string" calcext:value-type="string">
            <text:p><text:a xlink:href="https://professional.mit.edu/course-catalog/discrete-choice-analysis-predicting-individual-behavior-and-market-demand" xlink:type="simple">https://professional.mit.edu/course-catalog/discrete-choice-analysis-predicting-individual-behavior-and-market-demand</text:a> </text:p>
          </table:table-cell>
        </table:table-row>
        <table:table-row table:style-name="ro3">
          <table:table-cell office:value-type="string" calcext:value-type="string">
            <text:p>Tufts</text:p>
          </table:table-cell>
          <table:table-cell office:value-type="string" calcext:value-type="string">
            <text:p>Basic Econometrics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Summer Cours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<text:a xlink:href="https://universitycollege.tufts.edu/courses/browse/basic-econometrics#section-7394" xlink:type="simple">https://universitycollege.tufts.edu/courses/browse/basic-econometrics#section-7394</text:a> </text:p>
          </table:table-cell>
        </table:table-row>
        <table:table-row table:style-name="ro3">
          <table:table-cell office:value-type="string" calcext:value-type="string">
            <text:p>Harvard Extension school</text:p>
          </table:table-cell>
          <table:table-cell table:number-columns-repeated="3"/>
          <table:table-cell office:value-type="string" calcext:value-type="string">
            <text:p>late july</text:p>
          </table:table-cell>
          <table:table-cell office:value-type="string" calcext:value-type="string">
            <text:p><text:a xlink:href="https://www.extension.harvard.edu/registration-admissions/course-registration/math-placement-test" xlink:type="simple">https://www.extension.harvard.edu/registration-admissions/course-registration/math-placement-test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2:53:57.560000000</meta:creation-date>
    <dc:date>2020-04-05T13:40:20.761000000</dc:date>
    <meta:editing-duration>PT16M1S</meta:editing-duration>
    <meta:editing-cycles>3</meta:editing-cycles>
    <meta:generator>LibreOffice/5.0.5.2$Windows_X86_64 LibreOffice_project/55b006a02d247b5f7215fc6ea0fde844b30035b3</meta:generator>
    <meta:document-statistic meta:table-count="1" meta:cell-count="32" meta:object-count="0"/>
  </office:meta>
</office:document-meta>
</file>